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09a754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a14b5" officeooo:paragraph-rsid="000a14b5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ab656" officeooo:paragraph-rsid="000ab656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0efe94" officeooo:paragraph-rsid="000efe9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027c4" officeooo:paragraph-rsid="001027c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288a7" officeooo:paragraph-rsid="001288a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872c0" officeooo:paragraph-rsid="001872c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8d09c" officeooo:paragraph-rsid="0018d09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abf3f" officeooo:paragraph-rsid="001abf3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Bahnschrift SemiBold" fo:font-size="14pt" fo:language="en" fo:country="US" fo:font-style="normal" fo:font-weight="normal" officeooo:rsid="001deef4" officeooo:paragraph-rsid="001deef4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text-position="0% 100%" style:font-name="Bahnschrift SemiBold" fo:font-size="14pt" fo:language="en" fo:country="US" fo:font-style="normal" fo:font-weight="normal" officeooo:rsid="0010fddb" officeooo:paragraph-rsid="001288a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1" style:family="text">
      <style:text-properties officeooo:rsid="000a14b5"/>
    </style:style>
    <style:style style:name="T2" style:family="text">
      <style:text-properties fo:color="#ff0000" loext:opacity="100%"/>
    </style:style>
    <style:style style:name="T3" style:family="text">
      <style:text-properties officeooo:rsid="000ab656"/>
    </style:style>
    <style:style style:name="T4" style:family="text">
      <style:text-properties officeooo:rsid="000cb8d3"/>
    </style:style>
    <style:style style:name="T5" style:family="text">
      <style:text-properties officeooo:rsid="0010fddb"/>
    </style:style>
    <style:style style:name="T6" style:family="text">
      <style:text-properties style:text-position="super 58%" officeooo:rsid="0010fdd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0fddb"/>
    </style:style>
    <style:style style:name="T9" style:family="text">
      <style:text-properties style:text-position="0% 100%" officeooo:rsid="0012ffa7"/>
    </style:style>
    <style:style style:name="T10" style:family="text">
      <style:text-properties officeooo:rsid="00189bc0"/>
    </style:style>
    <style:style style:name="T11" style:family="text">
      <style:text-properties officeooo:rsid="0018d09c"/>
    </style:style>
    <style:style style:name="T12" style:family="text">
      <style:text-properties officeooo:rsid="001c9a02"/>
    </style:style>
    <style:style style:name="T13" style:family="text">
      <style:text-properties officeooo:rsid="001deef4"/>
    </style:style>
    <style:style style:name="T14" style:family="text">
      <style:text-properties officeooo:rsid="0020dfe5"/>
    </style:style>
    <style:style style:name="T15" style:family="text">
      <style:text-properties officeooo:rsid="002cfe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====[]=</text:span>===Internet==<text:span text:style-name="T1">=</text:span>=<text:span text:style-name="T1">[]====</text:span></text:p>
      <text:p text:style-name="P1"/>
      <text:p text:style-name="P2">-World’s popular computer network, decentralized, became global in 1990</text:p>
      <text:p text:style-name="P2">-Accessed via web browser </text:p>
      <text:p text:style-name="P2"/>
      <text:p text:style-name="P2">There’s 3 basics parts: <text:span text:style-name="T2">Last Mile, Data Centers, Backbone</text:span></text:p>
      <text:p text:style-name="P2"/>
      <text:p text:style-name="P2">Last Mile: <text:span text:style-name="T3">Connects homes and small business to the internet(home connection)</text:span></text:p>
      <text:p text:style-name="P2"/>
      <text:p text:style-name="P3">Data Centers: Servers that stores data and host contents(apps too)</text:p>
      <text:p text:style-name="P3"/>
      <text:p text:style-name="P3">Backbone: <text:span text:style-name="T4">Long-distance networks, carry data between data centers and consumers(via fiber optic cables)</text:span></text:p>
      <text:p text:style-name="P3"/>
      <text:p text:style-name="P4">IEP – Internet Exchange Points(Backbone connections)</text:p>
      <text:p text:style-name="P4"/>
      <text:p text:style-name="P4">IP Address – Identification of each computer(ex: vox.com &gt; 216.146.46.10)</text:p>
      <text:p text:style-name="P5"/>
      <text:p text:style-name="P5">ICANN – Internet Corporation for Assigned Names and Numbers (Distribution of IPs addresses)</text:p>
      <text:p text:style-name="P5"/>
      <text:p text:style-name="P5">ISP – Internet Service Provider (Company that provides <text:span text:style-name="T5">web access to business and consumers)</text:span></text:p>
      <text:p text:style-name="P4"/>
      <text:p text:style-name="P4">IPv6 – <text:span text:style-name="T5">Internet Protocol that holds 3.4x10</text:span><text:span text:style-name="T6">38</text:span><text:span text:style-name="T8"> addresses (128-bit address)</text:span></text:p>
      <text:p text:style-name="P11"/>
      <text:p text:style-name="P6"><text:span text:style-name="T8">P</text:span><text:span text:style-name="T7">acket – basic unit of information transmitted through the internet(consists of control information and user data). </text:span><text:span text:style-name="T9">Containing: Address, Error detection and correction, Hop limit, Length, Protocol identifier, Priority, Payload</text:span></text:p>
      <text:p text:style-name="P7"/>
      <text:p text:style-name="P7">WWW – World Wide Web(supports hyperlink, more user-friendly)</text:p>
      <text:p text:style-name="P7"/>
      <text:p text:style-name="P7">Web Browser – Program that allow users to download and view websites</text:p>
      <text:p text:style-name="P7"/>
      <text:p text:style-name="P7">SSL – Secure Sockets Layer <text:span text:style-name="T10">(family of encryption technologies – </text:span><text:span text:style-name="T11">protects the privacy of user’s information)</text:span></text:p>
      <text:p text:style-name="P8"/>
      <text:p text:style-name="P8">DNS – Domain Name System (Hierarchical naming system used to identify computers or other IPs, works like a phone book &gt; website name – ip address)</text:p>
      <text:p text:style-name="P9"><text:soft-page-break/>HTTP(Hypertext Transfer Protocol) – Client-server protocol for fetching resources (HTML Documents). <text:span text:style-name="T12">Clients and servers communicate by messages (requests by client and responses by server). To display a web page, the client(user-agent) initiates the request, the browser sends a request to fetch HTML doc that represents the page and combines the resources(scripts, layout information(</text:span><text:span text:style-name="T13">CSS</text:span><text:span text:style-name="T12">),images and videos), the hypertext are translated to directions into HTTP requests by the browser</text:span></text:p>
      <text:p text:style-name="P9"/>
      <text:p text:style-name="P10">TCP/IP(Transmission Control Protocol) – <text:span text:style-name="T14">Suite of communication protocols used to connect network devices to internet</text:span>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3:43:48.873000000</meta:creation-date>
    <dc:date>2022-01-17T17:56:04.944000000</dc:date>
    <meta:editing-duration>PT2H59M1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9" meta:word-count="269" meta:character-count="2017" meta:non-whitespace-character-count="1752"/>
  </office:meta>
</office:document-meta>
</file>